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7.0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ElevationStatus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number-columns-spanned="3" table:number-rows-spanned="1">
            <text:p>The status returned by the ElevationService upon completion of an elevation requerst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Constant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Constant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INVALID_REQUEST</text:p>
          </table:table-cell>
          <table:table-cell office:value-type="string">
            <text:p>This request was invalid.</text:p>
          </table:table-cell>
          <table:table-cell/>
        </table:table-row>
        <table:table-row table:style-name="ro2">
          <table:table-cell office:value-type="string">
            <text:p>OK</text:p>
          </table:table-cell>
          <table:table-cell office:value-type="string">
            <text:p>The request did not encounter any errors.</text:p>
          </table:table-cell>
          <table:table-cell/>
        </table:table-row>
        <table:table-row table:style-name="ro2">
          <table:table-cell office:value-type="string">
            <text:p>OVER_QUERY_LIMIT</text:p>
          </table:table-cell>
          <table:table-cell office:value-type="string">
            <text:p>The webpage has gone over the requests limit in too short a period of time.</text:p>
          </table:table-cell>
          <table:table-cell/>
        </table:table-row>
        <table:table-row table:style-name="ro2">
          <table:table-cell office:value-type="string">
            <text:p>REQUEST_DENIED</text:p>
          </table:table-cell>
          <table:table-cell office:value-type="string">
            <text:p>The webpage is not allowed to use the elevation service for some reason.</text:p>
          </table:table-cell>
          <table:table-cell/>
        </table:table-row>
        <table:table-row table:style-name="ro2">
          <table:table-cell office:value-type="string">
            <text:p>UNKNOWN_ERROR</text:p>
          </table:table-cell>
          <table:table-cell office:value-type="string">
            <text:p>A geocoding, directions or elevation request could not be successfully processed, yet the exact reason for the failure is not known.</text:p>
          </table:table-cell>
          <table:table-cell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11:54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11:53:11.77</meta:creation-date>
    <dc:date>2012-10-05T11:54:25.43</dc:date>
    <meta:editing-duration>PT1M13S</meta:editing-duration>
    <meta:editing-cycles>1</meta:editing-cycles>
    <meta:document-statistic meta:table-count="3" meta:cell-count="15" meta:object-count="0"/>
    <meta:generator>OpenOffice.org/3.3$Win32 OpenOffice.org_project/330m20$Build-9567</meta:generator>
  </office:meta>
</office:document-meta>
</file>